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07H03M01.482051S" calcext:value-type="time">
            <text:p>1307:03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/>
          <table:table-cell table:formula="of:=IF([.C247]-[.B247] &gt; 0; [.C247]-[.B2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Mouse cursor hiding, normal map script improvement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07:47:30.5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6T09:50:02.772000000</dc:date>
    <meta:editing-duration>P58DT1M38S</meta:editing-duration>
    <meta:editing-cycles>1527</meta:editing-cycles>
    <meta:generator>LibreOffice/7.2.6.2$Windows_X86_64 LibreOffice_project/b0ec3a565991f7569a5a7f5d24fed7f52653d754</meta:generator>
    <dc:creator>Benjamin Laws</dc:creator>
    <meta:document-statistic meta:table-count="2" meta:cell-count="1856" meta:object-count="0"/>
  </office:meta>
</office:document-meta>
</file>